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Radiometric Transformation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Horizontal_20_Line"/>
      <text:p text:style-name="P3">Methods:</text:p>
      <text:p text:style-name="P2">int imadjust(Matrix *m, double in_min=0.0, double in_max=0.0, double out_min=0.0, double out_max=1.0); </text:p>
      <text:p text:style-name="P2">int histmatching(Matrix *m1, Matrix *m2, int levels=256); </text:p>
      <text:p text:style-name="P2">Matrix&amp; imhist(Matrix *m, int levels=256); </text:p>
      <text:p text:style-name="P2">Matrix&amp; imcdf(Matrix *m, int levels=256); </text:p>
      <text:p text:style-name="P2">int histeq(Matrix *m, int levels=256); </text:p>
      <text:p text:style-name="P2">int im2double(Matrix *m, int levels=256)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imadjust</text:p>
      <text:p text:style-name="P5">Apply histogram stretching in matrix M.</text:p>
      <text:p text:style-name="P5">in_min and in_max defines the original M range.</text:p>
      <text:p text:style-name="P5">out_min and out_max defines the adjusted M range.</text:p>
      <text:p text:style-name="P3"/>
      <text:p text:style-name="P3">histmatching</text:p>
      <text:p text:style-name="P5">Apply histogram matching in matrix M1 using matrix M2 histogram.</text:p>
      <text:p text:style-name="Standard"/>
      <text:p text:style-name="Standard">imhist</text:p>
      <text:p text:style-name="P4">Retuns the histogram of a given matrix M.</text:p>
      <text:p text:style-name="Standard"/>
      <text:p text:style-name="Standard">imcdf</text:p>
      <text:p text:style-name="P4">Calculates the CDF (Cumulative Distribution Function) of a given matrix M.</text:p>
      <text:p text:style-name="Standard"/>
      <text:p text:style-name="Standard">histeq</text:p>
      <text:p text:style-name="P4">Performs the image histogram equalization.</text:p>
      <text:p text:style-name="Standard"/>
      <text:p text:style-name="Standard">im2double</text:p>
      <text:p text:style-name="P4">Convert image (0 to levels-1) to double (0.0 to 1.0).</text:p>
      <text:p text:style-name="P4">Default level is 256.</text:p>
      <text:p text:style-name="Standard"/>
      <text:p text:style-name="Horizontal_20_Line"/>
      <text:p text:style-name="P7">The E-FOTO Team</text:p>
      <text:p text:style-name="P8"/>
      <text:p text:style-name="P8">Class developed by: Marcelo Teixeira Silveira</text:p>
      <text:p text:style-name="P6">Document: Marcelo Teixeira Silveira</text:p>
      <text:p text:style-name="P6">Date: 2011-2012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8:12</dc:date>
    <dc:creator>Marcelo SIlveira</dc:creator>
    <meta:editing-duration>PT00H16M54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34" meta:word-count="150" meta:character-count="1062"/>
  </office:meta>
</office:document-meta>
</file>